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68.9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Heat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IR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OLEY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3:01:2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REDSUN CYCLING TEAM</text:p>
          </table:table-cell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RBEKE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LOTTO LADIES TEAM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ERLAND BLOEIT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UDERZO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AM VALDARNO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RLAT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OP GIRLS FASSA BORTOLO - GHEZZI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RNDT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ATUZZO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VAN VLEUTEN</text:p>
          </table:table-cell>
          <table:table-cell office:value-type="string" calcext:value-type="string">
            <text:p>Annemiek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ERLAND BLOEIT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ICHTENBERG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+1:04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ANTELE</text:p>
          </table:table-cell>
          <table:table-cell office:value-type="string" calcext:value-type="string">
            <text:p>Noem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+1:23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LIINYK</text:p>
          </table:table-cell>
          <table:table-cell office:value-type="string" calcext:value-type="string">
            <text:p>Olen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CS CHIRIO - FORNO D'ASOLO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1:23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DECROIX</text:p>
          </table:table-cell>
          <table:table-cell office:value-type="string" calcext:value-type="string">
            <text:p>Lieselot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1:28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ITEL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ICHE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+1:31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ERMILLOD</text:p>
          </table:table-cell>
          <table:table-cell office:value-type="string" calcext:value-type="string">
            <text:p>Eugen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SGL 93 - GSD GESTION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+1:31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ARRETTA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OP GIRLS FASSA BORTOLO - GHEZZI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1:34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APUSTA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+1:34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GUNNEWIJK</text:p>
          </table:table-cell>
          <table:table-cell office:value-type="string" calcext:value-type="string">
            <text:p>Loes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ERLAND BLOEIT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+1:34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ERVELO TEST TEAM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+1:34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GAUSS RDZ ORMU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+1:34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ENRION</text:p>
          </table:table-cell>
          <table:table-cell office:value-type="string" calcext:value-type="string">
            <text:p>Ludiv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REDSUN CYCLING TEAM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1:39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DAAMS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TOPSPORT VLAANDEREN - THOMPSON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1:41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DE VRIES</text:p>
          </table:table-cell>
          <table:table-cell office:value-type="string" calcext:value-type="string">
            <text:p>Marij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BOSMAN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VILAJOSANA ANDREU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EAM VALDARNO</text:p>
          </table:table-cell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OLICHEVA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FENIXS - PETROGRADETS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BEVERIDGE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VIENNE FUTUROSCOPE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WORRACK</text:p>
          </table:table-cell>
          <table:table-cell office:value-type="string" calcext:value-type="string">
            <text:p>Trixi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ORIS CYCLING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+1:43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1:48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PURATH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ORIS CYCLING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+1:51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MSDEN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1:52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LAAK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1:54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AJERU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SGL 93 - GSD GESTION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1:54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NEYLAN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+1:59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MARTISSOVA</text:p>
          </table:table-cell>
          <table:table-cell office:value-type="string" calcext:value-type="string">
            <text:p>Yul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AUSS RDZ ORMU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+1:59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ELEIVYT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2:04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E VOCHT</text:p>
          </table:table-cell>
          <table:table-cell office:value-type="string" calcext:value-type="string">
            <text:p>Liesbet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EDERLAND BLOEIT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+2:07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LCLOUG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2:20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DIJKMAN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REDSUN CYCLING TEAM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+2:23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KIESANOWSKI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TIBCO - TO THE TOP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+2:25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BACCAILLE</text:p>
          </table:table-cell>
          <table:table-cell office:value-type="string" calcext:value-type="string">
            <text:p>Mon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AM VALDARNO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2:40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FERRIER BRUNEAU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ENNE FUTUROSCOPE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+2:52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VILUNAITE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FENIXS - PETROGRADETS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+3:55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DUFOER</text:p>
          </table:table-cell>
          <table:table-cell office:value-type="string" calcext:value-type="string">
            <text:p>Sjoukj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TOPSPORT VLAANDEREN - THOMPSON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4:38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4:49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WAERSTAD</text:p>
          </table:table-cell>
          <table:table-cell office:value-type="string" calcext:value-type="string">
            <text:p>Froydi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HITEC PRODUCTS UCK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4:51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VILLUMSE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+4:56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PANKOVA</text:p>
          </table:table-cell>
          <table:table-cell office:value-type="string" calcext:value-type="string">
            <text:p>Laris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+4:58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VAN DOORSLAER</text:p>
          </table:table-cell>
          <table:table-cell office:value-type="string" calcext:value-type="string">
            <text:p>Annelie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LOTTO LADIES TEAM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01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BINNENDIJK</text:p>
          </table:table-cell>
          <table:table-cell office:value-type="string" calcext:value-type="string">
            <text:p>Marlij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+5:01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KOZONCHUK</text:p>
          </table:table-cell>
          <table:table-cell office:value-type="string" calcext:value-type="string">
            <text:p>Oxan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01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FENIXS - PETROGRADETS</text:p>
          </table:table-cell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+5:01</text:p>
          </table:table-cell>
          <table:table-cell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ROMOLI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05</text:p>
          </table:table-cell>
          <table:table-cell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ORRY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BCO - TO THE TOP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RULEE</text:p>
          </table:table-cell>
          <table:table-cell office:value-type="string" calcext:value-type="string">
            <text:p>Latoy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REDSUN CYCLING TEAM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KNETEMANN</text:p>
          </table:table-cell>
          <table:table-cell office:value-type="string" calcext:value-type="string">
            <text:p>Roxane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BLINDYUK</text:p>
          </table:table-cell>
          <table:table-cell office:value-type="string" calcext:value-type="string">
            <text:p>Yul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DELFOSS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LOTTO LADIES TEAM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SILVERSIDE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REDSUN CYCLING TEAM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POTOKI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11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ITEC PRODUCTS UCK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+5:15</text:p>
          </table:table-cell>
          <table:table-cell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FERNANDES DA SOUZA</text:p>
          </table:table-cell>
          <table:table-cell office:value-type="string" calcext:value-type="string">
            <text:p>Uenia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CS CHIRIO - FORNO D'ASOLO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5:15</text:p>
          </table:table-cell>
          <table:table-cell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RIEDLE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+5:15</text:p>
          </table:table-cell>
          <table:table-cell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VALSECCH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OP GIRLS FASSA BORTOLO - GHEZZI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MACKI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IBCO - TO THE TOP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SCHOONBAERT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LOTTO LADIES TEAM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KRASNIAK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BLANQUEFORT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ESUEUR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SGL 93 - GSD GESTION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5:18</text:p>
          </table:table-cell>
          <table:table-cell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5:22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DE WILD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22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BORGATO</text:p>
          </table:table-cell>
          <table:table-cell office:value-type="string" calcext:value-type="string">
            <text:p>Giad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AUSS RDZ ORMU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22</text:p>
          </table:table-cell>
          <table:table-cell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BRAVARD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SGL 93 - GSD GESTION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22</text:p>
          </table:table-cell>
          <table:table-cell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LOTTO LADIES TEAM</text:p>
          </table:table-cell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+5:22</text:p>
          </table:table-cell>
          <table:table-cell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RNEO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TOP GIRLS FASSA BORTOLO - GHEZZI</text:p>
          </table:table-cell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+5:26</text:p>
          </table:table-cell>
          <table:table-cell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TABAK</text:p>
          </table:table-cell>
          <table:table-cell office:value-type="string" calcext:value-type="string">
            <text:p>Noortje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ERLAND BLOEIT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26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TC COLUMBIA WOMEN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Johrend</text:p>
          </table:table-cell>
          <table:table-cell office:value-type="string" calcext:value-type="string">
            <text:p>Marle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ORIS CYCLING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ANDRUK</text:p>
          </table:table-cell>
          <table:table-cell office:value-type="string" calcext:value-type="string">
            <text:p>Alon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SAFI - PASTA ZARA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HIERCKENS</text:p>
          </table:table-cell>
          <table:table-cell office:value-type="string" calcext:value-type="string">
            <text:p>Cor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FENIXS - PETROGRADETS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RIVAT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RIABCHENKO</text:p>
          </table:table-cell>
          <table:table-cell office:value-type="string" calcext:value-type="string">
            <text:p>Tetian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CS CHIRIO - FORNO D'ASOLO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TROTT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31</text:p>
          </table:table-cell>
          <table:table-cell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VAN DEN BRAND</text:p>
          </table:table-cell>
          <table:table-cell office:value-type="string" calcext:value-type="string">
            <text:p>Daphny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MACGREGOR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ENNE FUTUROSCOPE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SANDIG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ORIS CYCLING</text:p>
          </table:table-cell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PRESTI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OP GIRLS FASSA BORTOLO - GHEZZI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EVSEEV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BOZZOL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AM VALDARNO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AUMNITZ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ORIS CYCLING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VAN WINGERDEN</text:p>
          </table:table-cell>
          <table:table-cell office:value-type="string" calcext:value-type="string">
            <text:p>Josie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EONTIEN.NL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5:36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5:42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BCO - TO THE TOP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+5:55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UNGURYTE</text:p>
          </table:table-cell>
          <table:table-cell office:value-type="string" calcext:value-type="string">
            <text:p>Edit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CS CHIRIO - FORNO D'ASOLO</text:p>
          </table:table-cell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+6:02</text:p>
          </table:table-cell>
          <table:table-cell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+6:19</text:p>
          </table:table-cell>
          <table:table-cell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Ruzickov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ICHE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+7: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9" meta:object-count="0"/>
    <meta:generator>LibreOffice/6.0.7.3$Linux_X86_64 LibreOffice_project/00m0$Build-3</meta:generator>
  </office:meta>
</office:document-meta>
</file>